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uning Threshold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Samples mean Accuracy</text:p>
          </table:table-cell>
          <table:table-cell office:value-type="string" calcext:value-type="string">
            <text:p>st. de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36" calcext:value-type="float">
            <text:p>0.83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27" calcext:value-type="float">
            <text:p>0.82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1" calcext:value-type="float">
            <text:p>0.8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796" calcext:value-type="float">
            <text:p>0.79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826" calcext:value-type="float">
            <text:p>0.8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06" calcext:value-type="float">
            <text:p>0.806</text:p>
          </table:table-cell>
          <table:table-cell office:value-type="float" office:value="0.763" calcext:value-type="float">
            <text:p>0.76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787" calcext:value-type="float">
            <text:p>0.78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789" calcext:value-type="float">
            <text:p>0.789</text:p>
          </table:table-cell>
          <table:table-cell office:value-type="float" office:value="0.67" calcext:value-type="float">
            <text:p>0.67</text:p>
          </table:table-cell>
          <table:table-cell office:value-type="float" office:value="0.028" calcext:value-type="float">
            <text:p>0.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1:26:17.238588268</meta:creation-date>
    <dc:date>2022-10-26T11:55:57.611740078</dc:date>
    <meta:editing-duration>PT29M36S</meta:editing-duration>
    <meta:editing-cycles>8</meta:editing-cycles>
    <meta:generator>LibreOffice/7.1.6.2$Linux_X86_64 LibreOffice_project/10$Build-2</meta:generator>
    <meta:document-statistic meta:table-count="1" meta:cell-count="38" meta:object-count="0"/>
  </office:meta>
</office:document-meta>
</file>